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125 – 150</text:p>
          </table:table-cell>
          <table:table-cell office:value-type="string">
            <text:p>FIT (45 - 90):</text:p>
          </table:table-cell>
          <table:table-cell office:value-type="float" office:value="36.4">
            <text:p>36.4</text:p>
          </table:table-cell>
          <table:table-cell office:value-type="string">
            <text:p>+-</text:p>
          </table:table-cell>
          <table:table-cell office:value-type="float" office:value="28">
            <text:p>28</text:p>
          </table:table-cell>
          <table:table-cell/>
          <table:table-cell office:value-type="float" office:value="31.1">
            <text:p>31.1</text:p>
          </table:table-cell>
          <table:table-cell office:value-type="string">
            <text:p>+-</text:p>
          </table:table-cell>
          <table:table-cell office:value-type="float" office:value="15.8">
            <text:p>15.8</text:p>
          </table:table-cell>
        </table:table-row>
        <table:table-row table:style-name="ro1">
          <table:covered-table-cell/>
          <table:table-cell office:value-type="string">
            <text:p>FIT (55 - 90):</text:p>
          </table:table-cell>
          <table:table-cell office:value-type="float" office:value="36.4">
            <text:p>36.4</text:p>
          </table:table-cell>
          <table:table-cell office:value-type="string">
            <text:p>+-</text:p>
          </table:table-cell>
          <table:table-cell office:value-type="float" office:value="28">
            <text:p>28</text:p>
          </table:table-cell>
          <table:table-cell/>
          <table:table-cell office:value-type="float" office:value="21.4">
            <text:p>21.4</text:p>
          </table:table-cell>
          <table:table-cell office:value-type="string">
            <text:p>+-</text:p>
          </table:table-cell>
          <table:table-cell office:value-type="float" office:value="17.6">
            <text:p>17.6</text:p>
          </table:table-cell>
        </table:table-row>
        <table:table-row table:style-name="ro1">
          <table:covered-table-cell/>
          <table:table-cell office:value-type="string">
            <text:p>FIT (50 - 80):</text:p>
          </table:table-cell>
          <table:table-cell office:value-type="float" office:value="36.4">
            <text:p>36.4</text:p>
          </table:table-cell>
          <table:table-cell office:value-type="string">
            <text:p>+-</text:p>
          </table:table-cell>
          <table:table-cell office:value-type="float" office:value="28">
            <text:p>28</text:p>
          </table:table-cell>
          <table:table-cell/>
          <table:table-cell office:value-type="float" office:value="22.2">
            <text:p>22.2</text:p>
          </table:table-cell>
          <table:table-cell office:value-type="string">
            <text:p>+-</text:p>
          </table:table-cell>
          <table:table-cell office:value-type="float" office:value="16.1">
            <text:p>16.1</text:p>
          </table:table-cell>
        </table:table-row>
        <table:table-row table:style-name="ro1">
          <table:covered-table-cell/>
          <table:table-cell office:value-type="string">
            <text:p>FIT (50 - 100):</text:p>
          </table:table-cell>
          <table:table-cell office:value-type="float" office:value="36.4">
            <text:p>36.4</text:p>
          </table:table-cell>
          <table:table-cell office:value-type="string">
            <text:p>+-</text:p>
          </table:table-cell>
          <table:table-cell office:value-type="float" office:value="28">
            <text:p>28</text:p>
          </table:table-cell>
          <table:table-cell/>
          <table:table-cell office:value-type="float" office:value="20.6">
            <text:p>20.6</text:p>
          </table:table-cell>
          <table:table-cell office:value-type="string">
            <text:p>+-</text:p>
          </table:table-cell>
          <table:table-cell office:value-type="float" office:value="11.2">
            <text:p>11.2</text:p>
          </table:table-cell>
        </table:table-row>
        <table:table-row table:style-name="ro1">
          <table:covered-table-cell/>
          <table:table-cell office:value-type="string">
            <text:p>FIT (55 - 80):</text:p>
          </table:table-cell>
          <table:table-cell office:value-type="float" office:value="36.4">
            <text:p>36.4</text:p>
          </table:table-cell>
          <table:table-cell office:value-type="string">
            <text:p>+-</text:p>
          </table:table-cell>
          <table:table-cell office:value-type="float" office:value="28">
            <text:p>28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+-</text:p>
          </table:table-cell>
          <table:table-cell office:value-type="float" office:value="19">
            <text:p>19</text:p>
          </table:table-cell>
        </table:table-row>
        <table:table-row table:style-name="ro1">
          <table:covered-table-cell/>
          <table:table-cell office:value-type="string">
            <text:p>FIT (45 - 100):</text:p>
          </table:table-cell>
          <table:table-cell office:value-type="float" office:value="36.4">
            <text:p>36.4</text:p>
          </table:table-cell>
          <table:table-cell office:value-type="string">
            <text:p>+-</text:p>
          </table:table-cell>
          <table:table-cell office:value-type="float" office:value="28">
            <text:p>28</text:p>
          </table:table-cell>
          <table:table-cell/>
          <table:table-cell office:value-type="float" office:value="26.1">
            <text:p>26.1</text:p>
          </table:table-cell>
          <table:table-cell office:value-type="string">
            <text:p>+-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 table:number-columns-repeated="6"/>
          <table:table-cell table:style-name="ce3" table:formula="of:=AVERAGE([.G2:.G7])" office:value-type="float" office:value="23.4">
            <text:p>23.40</text:p>
          </table:table-cell>
          <table:table-cell table:style-name="ce5"/>
          <table:table-cell table:style-name="ce3" table:formula="of:=STDEV([.G2:.G7])" office:value-type="float" office:value="4.45466048088965">
            <text:p>4.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150 – 200</text:p>
          </table:table-cell>
          <table:table-cell office:value-type="string">
            <text:p>FIT (45 - 90):</text:p>
          </table:table-cell>
          <table:table-cell office:value-type="float" office:value="4.63">
            <text:p>4.63</text:p>
          </table:table-cell>
          <table:table-cell office:value-type="string">
            <text:p>+-</text:p>
          </table:table-cell>
          <table:table-cell office:value-type="float" office:value="2.1">
            <text:p>2.1</text:p>
          </table:table-cell>
          <table:table-cell/>
          <table:table-cell office:value-type="float" office:value="10.4">
            <text:p>10.4</text:p>
          </table:table-cell>
          <table:table-cell office:value-type="string">
            <text:p>+-</text:p>
          </table:table-cell>
          <table:table-cell office:value-type="float" office:value="6.72">
            <text:p>6.72</text:p>
          </table:table-cell>
        </table:table-row>
        <table:table-row table:style-name="ro1">
          <table:covered-table-cell/>
          <table:table-cell office:value-type="string">
            <text:p>FIT (55 - 90):</text:p>
          </table:table-cell>
          <table:table-cell office:value-type="float" office:value="4.63">
            <text:p>4.63</text:p>
          </table:table-cell>
          <table:table-cell office:value-type="string">
            <text:p>+-</text:p>
          </table:table-cell>
          <table:table-cell office:value-type="float" office:value="2.1">
            <text:p>2.1</text:p>
          </table:table-cell>
          <table:table-cell/>
          <table:table-cell office:value-type="float" office:value="5.92">
            <text:p>5.92</text:p>
          </table:table-cell>
          <table:table-cell office:value-type="string">
            <text:p>+-</text:p>
          </table:table-cell>
          <table:table-cell office:value-type="float" office:value="6.15">
            <text:p>6.15</text:p>
          </table:table-cell>
        </table:table-row>
        <table:table-row table:style-name="ro1">
          <table:covered-table-cell/>
          <table:table-cell office:value-type="string">
            <text:p>FIT (50 - 80):</text:p>
          </table:table-cell>
          <table:table-cell office:value-type="float" office:value="4.63">
            <text:p>4.63</text:p>
          </table:table-cell>
          <table:table-cell office:value-type="string">
            <text:p>+-</text:p>
          </table:table-cell>
          <table:table-cell office:value-type="float" office:value="2.1">
            <text:p>2.1</text:p>
          </table:table-cell>
          <table:table-cell/>
          <table:table-cell office:value-type="float" office:value="6.28">
            <text:p>6.28</text:p>
          </table:table-cell>
          <table:table-cell office:value-type="string">
            <text:p>+-</text:p>
          </table:table-cell>
          <table:table-cell office:value-type="float" office:value="5.79">
            <text:p>5.79</text:p>
          </table:table-cell>
        </table:table-row>
        <table:table-row table:style-name="ro1">
          <table:covered-table-cell/>
          <table:table-cell office:value-type="string">
            <text:p>FIT (50 - 100):</text:p>
          </table:table-cell>
          <table:table-cell office:value-type="float" office:value="4.63">
            <text:p>4.63</text:p>
          </table:table-cell>
          <table:table-cell office:value-type="string">
            <text:p>+-</text:p>
          </table:table-cell>
          <table:table-cell office:value-type="float" office:value="2.1">
            <text:p>2.1</text:p>
          </table:table-cell>
          <table:table-cell/>
          <table:table-cell office:value-type="float" office:value="5.62">
            <text:p>5.62</text:p>
          </table:table-cell>
          <table:table-cell office:value-type="string">
            <text:p>+-</text:p>
          </table:table-cell>
          <table:table-cell office:value-type="float" office:value="3.9">
            <text:p>3.9</text:p>
          </table:table-cell>
        </table:table-row>
        <table:table-row table:style-name="ro1">
          <table:covered-table-cell/>
          <table:table-cell office:value-type="string">
            <text:p>FIT (55 - 80):</text:p>
          </table:table-cell>
          <table:table-cell office:value-type="float" office:value="4.63">
            <text:p>4.63</text:p>
          </table:table-cell>
          <table:table-cell office:value-type="string">
            <text:p>+-</text:p>
          </table:table-cell>
          <table:table-cell office:value-type="float" office:value="2.1">
            <text:p>2.1</text:p>
          </table:table-cell>
          <table:table-cell/>
          <table:table-cell office:value-type="float" office:value="4.96">
            <text:p>4.96</text:p>
          </table:table-cell>
          <table:table-cell office:value-type="string">
            <text:p>+-</text:p>
          </table:table-cell>
          <table:table-cell office:value-type="float" office:value="6.31">
            <text:p>6.31</text:p>
          </table:table-cell>
        </table:table-row>
        <table:table-row table:style-name="ro1">
          <table:covered-table-cell/>
          <table:table-cell office:value-type="string">
            <text:p>FIT (45 - 100):</text:p>
          </table:table-cell>
          <table:table-cell office:value-type="float" office:value="4.63">
            <text:p>4.63</text:p>
          </table:table-cell>
          <table:table-cell office:value-type="string">
            <text:p>+-</text:p>
          </table:table-cell>
          <table:table-cell office:value-type="float" office:value="2.1">
            <text:p>2.1</text:p>
          </table:table-cell>
          <table:table-cell/>
          <table:table-cell office:value-type="float" office:value="8.13">
            <text:p>8.13</text:p>
          </table:table-cell>
          <table:table-cell office:value-type="string">
            <text:p>+-</text:p>
          </table:table-cell>
          <table:table-cell office:value-type="float" office:value="4.74">
            <text:p>4.74</text:p>
          </table:table-cell>
        </table:table-row>
        <table:table-row table:style-name="ro1">
          <table:table-cell table:number-columns-repeated="6"/>
          <table:table-cell table:style-name="ce3" table:formula="of:=AVERAGE([.G10:.G15])" office:value-type="float" office:value="6.885">
            <text:p>6.89</text:p>
          </table:table-cell>
          <table:table-cell table:style-name="ce5"/>
          <table:table-cell table:style-name="ce3" table:formula="of:=STDEV([.G10:.G15])" office:value-type="float" office:value="2.02525800825475">
            <text:p>2.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200 – 300 </text:p>
          </table:table-cell>
          <table:table-cell office:value-type="string">
            <text:p>FIT (45 - 90):</text:p>
          </table:table-cell>
          <table:table-cell office:value-type="float" office:value="0.196">
            <text:p>0.196</text:p>
          </table:table-cell>
          <table:table-cell office:value-type="string">
            <text:p>+-</text:p>
          </table:table-cell>
          <table:table-cell office:value-type="float" office:value="0.139">
            <text:p>0.139</text:p>
          </table:table-cell>
          <table:table-cell/>
          <table:table-cell office:value-type="float" office:value="0.622">
            <text:p>0.622</text:p>
          </table:table-cell>
          <table:table-cell office:value-type="string">
            <text:p>+-</text:p>
          </table:table-cell>
          <table:table-cell office:value-type="float" office:value="1.07">
            <text:p>1.07</text:p>
          </table:table-cell>
        </table:table-row>
        <table:table-row table:style-name="ro1">
          <table:covered-table-cell/>
          <table:table-cell office:value-type="string">
            <text:p>FIT (55 - 90):</text:p>
          </table:table-cell>
          <table:table-cell office:value-type="float" office:value="0.196">
            <text:p>0.196</text:p>
          </table:table-cell>
          <table:table-cell office:value-type="string">
            <text:p>+-</text:p>
          </table:table-cell>
          <table:table-cell office:value-type="float" office:value="0.139">
            <text:p>0.139</text:p>
          </table:table-cell>
          <table:table-cell/>
          <table:table-cell office:value-type="float" office:value="0.266">
            <text:p>0.266</text:p>
          </table:table-cell>
          <table:table-cell office:value-type="string">
            <text:p>+-</text:p>
          </table:table-cell>
          <table:table-cell office:value-type="float" office:value="0.6">
            <text:p>0.6</text:p>
          </table:table-cell>
        </table:table-row>
        <table:table-row table:style-name="ro1">
          <table:covered-table-cell/>
          <table:table-cell office:value-type="string">
            <text:p>FIT (50 - 80):</text:p>
          </table:table-cell>
          <table:table-cell office:value-type="float" office:value="0.196">
            <text:p>0.196</text:p>
          </table:table-cell>
          <table:table-cell office:value-type="string">
            <text:p>+-</text:p>
          </table:table-cell>
          <table:table-cell office:value-type="float" office:value="0.139">
            <text:p>0.139</text:p>
          </table:table-cell>
          <table:table-cell/>
          <table:table-cell office:value-type="float" office:value="0.293">
            <text:p>0.293</text:p>
          </table:table-cell>
          <table:table-cell office:value-type="string">
            <text:p>+-</text:p>
          </table:table-cell>
          <table:table-cell office:value-type="float" office:value="0.614">
            <text:p>0.614</text:p>
          </table:table-cell>
        </table:table-row>
        <table:table-row table:style-name="ro1">
          <table:covered-table-cell/>
          <table:table-cell office:value-type="string">
            <text:p>FIT (50 - 100):</text:p>
          </table:table-cell>
          <table:table-cell office:value-type="float" office:value="0.196">
            <text:p>0.196</text:p>
          </table:table-cell>
          <table:table-cell office:value-type="string">
            <text:p>+-</text:p>
          </table:table-cell>
          <table:table-cell office:value-type="float" office:value="0.139">
            <text:p>0.139</text:p>
          </table:table-cell>
          <table:table-cell/>
          <table:table-cell office:value-type="float" office:value="0.248">
            <text:p>0.248</text:p>
          </table:table-cell>
          <table:table-cell office:value-type="string">
            <text:p>+-</text:p>
          </table:table-cell>
          <table:table-cell office:value-type="float" office:value="0.445">
            <text:p>0.445</text:p>
          </table:table-cell>
        </table:table-row>
        <table:table-row table:style-name="ro1">
          <table:covered-table-cell/>
          <table:table-cell office:value-type="string">
            <text:p>FIT (55 - 80):</text:p>
          </table:table-cell>
          <table:table-cell office:value-type="float" office:value="0.196">
            <text:p>0.196</text:p>
          </table:table-cell>
          <table:table-cell office:value-type="string">
            <text:p>+-</text:p>
          </table:table-cell>
          <table:table-cell office:value-type="float" office:value="0.139">
            <text:p>0.139</text:p>
          </table:table-cell>
          <table:table-cell/>
          <table:table-cell office:value-type="float" office:value="0.203">
            <text:p>0.203</text:p>
          </table:table-cell>
          <table:table-cell office:value-type="string">
            <text:p>+-</text:p>
          </table:table-cell>
          <table:table-cell office:value-type="float" office:value="0.528">
            <text:p>0.528</text:p>
          </table:table-cell>
        </table:table-row>
        <table:table-row table:style-name="ro1">
          <table:covered-table-cell/>
          <table:table-cell office:value-type="string">
            <text:p>FIT (45 - 100):</text:p>
          </table:table-cell>
          <table:table-cell office:value-type="float" office:value="0.196">
            <text:p>0.196</text:p>
          </table:table-cell>
          <table:table-cell office:value-type="string">
            <text:p>+-</text:p>
          </table:table-cell>
          <table:table-cell office:value-type="float" office:value="0.139">
            <text:p>0.139</text:p>
          </table:table-cell>
          <table:table-cell/>
          <table:table-cell office:value-type="float" office:value="0.438">
            <text:p>0.438</text:p>
          </table:table-cell>
          <table:table-cell office:value-type="string">
            <text:p>+-</text:p>
          </table:table-cell>
          <table:table-cell office:value-type="float" office:value="0.721">
            <text:p>0.721</text:p>
          </table:table-cell>
        </table:table-row>
        <table:table-row table:style-name="ro1">
          <table:table-cell table:number-columns-repeated="6"/>
          <table:table-cell table:style-name="ce3" table:formula="of:=AVERAGE([.G18:.G23])" office:value-type="float" office:value="0.345">
            <text:p>0.35</text:p>
          </table:table-cell>
          <table:table-cell table:style-name="ce5"/>
          <table:table-cell table:style-name="ce3" table:formula="of:=STDEV([.G18:.G23])" office:value-type="float" office:value="0.157414103561276">
            <text:p>0.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300 - …</text:p>
          </table:table-cell>
          <table:table-cell office:value-type="string">
            <text:p>FIT (45 - 90):</text:p>
          </table:table-cell>
          <table:table-cell office:value-type="float" office:value="0.00429">
            <text:p>0.00429</text:p>
          </table:table-cell>
          <table:table-cell office:value-type="string">
            <text:p>+-</text:p>
          </table:table-cell>
          <table:table-cell office:value-type="float" office:value="0.0042">
            <text:p>0.0042</text:p>
          </table:table-cell>
          <table:table-cell/>
          <table:table-cell office:value-type="float" office:value="0.0652">
            <text:p>0.0652</text:p>
          </table:table-cell>
          <table:table-cell office:value-type="string">
            <text:p>+-</text:p>
          </table:table-cell>
          <table:table-cell office:value-type="float" office:value="0.186">
            <text:p>0.186</text:p>
          </table:table-cell>
        </table:table-row>
        <table:table-row table:style-name="ro1">
          <table:covered-table-cell/>
          <table:table-cell office:value-type="string">
            <text:p>FIT (55 - 90):</text:p>
          </table:table-cell>
          <table:table-cell office:value-type="float" office:value="0.00429">
            <text:p>0.00429</text:p>
          </table:table-cell>
          <table:table-cell office:value-type="string">
            <text:p>+-</text:p>
          </table:table-cell>
          <table:table-cell office:value-type="float" office:value="0.0042">
            <text:p>0.0042</text:p>
          </table:table-cell>
          <table:table-cell/>
          <table:table-cell office:value-type="float" office:value="0.0279">
            <text:p>0.0279</text:p>
          </table:table-cell>
          <table:table-cell office:value-type="string">
            <text:p>+-</text:p>
          </table:table-cell>
          <table:table-cell office:value-type="float" office:value="0.0943">
            <text:p>0.0943</text:p>
          </table:table-cell>
        </table:table-row>
        <table:table-row table:style-name="ro1">
          <table:covered-table-cell/>
          <table:table-cell office:value-type="string">
            <text:p>FIT (50 - 80):</text:p>
          </table:table-cell>
          <table:table-cell office:value-type="float" office:value="0.00429">
            <text:p>0.00429</text:p>
          </table:table-cell>
          <table:table-cell office:value-type="string">
            <text:p>+-</text:p>
          </table:table-cell>
          <table:table-cell office:value-type="float" office:value="0.0042">
            <text:p>0.0042</text:p>
          </table:table-cell>
          <table:table-cell/>
          <table:table-cell office:value-type="float" office:value="0.0306">
            <text:p>0.0306</text:p>
          </table:table-cell>
          <table:table-cell office:value-type="string">
            <text:p>+-</text:p>
          </table:table-cell>
          <table:table-cell office:value-type="float" office:value="0.0988">
            <text:p>0.0988</text:p>
          </table:table-cell>
        </table:table-row>
        <table:table-row table:style-name="ro1">
          <table:covered-table-cell/>
          <table:table-cell office:value-type="string">
            <text:p>FIT (50 - 100):</text:p>
          </table:table-cell>
          <table:table-cell office:value-type="float" office:value="0.00429">
            <text:p>0.00429</text:p>
          </table:table-cell>
          <table:table-cell office:value-type="string">
            <text:p>+-</text:p>
          </table:table-cell>
          <table:table-cell office:value-type="float" office:value="0.0042">
            <text:p>0.0042</text:p>
          </table:table-cell>
          <table:table-cell/>
          <table:table-cell office:value-type="float" office:value="0.026">
            <text:p>0.026</text:p>
          </table:table-cell>
          <table:table-cell office:value-type="string">
            <text:p>+-</text:p>
          </table:table-cell>
          <table:table-cell office:value-type="float" office:value="0.0758">
            <text:p>0.0758</text:p>
          </table:table-cell>
        </table:table-row>
        <table:table-row table:style-name="ro1">
          <table:covered-table-cell/>
          <table:table-cell office:value-type="string">
            <text:p>FIT (55 - 80):</text:p>
          </table:table-cell>
          <table:table-cell office:value-type="float" office:value="0.00429">
            <text:p>0.00429</text:p>
          </table:table-cell>
          <table:table-cell office:value-type="string">
            <text:p>+-</text:p>
          </table:table-cell>
          <table:table-cell office:value-type="float" office:value="0.0042">
            <text:p>0.0042</text:p>
          </table:table-cell>
          <table:table-cell/>
          <table:table-cell office:value-type="float" office:value="0.0213">
            <text:p>0.0213</text:p>
          </table:table-cell>
          <table:table-cell office:value-type="string">
            <text:p>+-</text:p>
          </table:table-cell>
          <table:table-cell office:value-type="float" office:value="0.0793">
            <text:p>0.0793</text:p>
          </table:table-cell>
        </table:table-row>
        <table:table-row table:style-name="ro1">
          <table:covered-table-cell/>
          <table:table-cell office:value-type="string">
            <text:p>FIT (45 - 100):</text:p>
          </table:table-cell>
          <table:table-cell office:value-type="float" office:value="0.00429">
            <text:p>0.00429</text:p>
          </table:table-cell>
          <table:table-cell office:value-type="string">
            <text:p>+-</text:p>
          </table:table-cell>
          <table:table-cell office:value-type="float" office:value="0.0042">
            <text:p>0.0042</text:p>
          </table:table-cell>
          <table:table-cell/>
          <table:table-cell office:value-type="float" office:value="0.0458">
            <text:p>0.0458</text:p>
          </table:table-cell>
          <table:table-cell office:value-type="string">
            <text:p>+-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3" table:formula="of:=AVERAGE([.G26:.G31])" office:value-type="float" office:value="0.0361333333333333">
            <text:p>0.04</text:p>
          </table:table-cell>
          <table:table-cell table:style-name="ce5"/>
          <table:table-cell table:style-name="ce3" table:formula="of:=STDEV([.G26:.G31])" office:value-type="float" office:value="0.0164889862231329">
            <text:p>0.02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 table:number-rows-repeated="4">
          <table:table-cell table:number-columns-repeated="6"/>
          <table:table-cell table:style-name="ce4"/>
          <table:table-cell table:number-columns-repeated="2"/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C2:Sheet1.I3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6/22/2013</text:date>, <text:time>14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him </meta:initial-creator>
    <meta:creation-date>2013-06-22T13:24:30</meta:creation-date>
    <dc:date>2013-06-22T14:27:12</dc:date>
    <dc:creator>fahim </dc:creator>
    <meta:editing-duration>PT6M33S</meta:editing-duration>
    <meta:editing-cycles>5</meta:editing-cycles>
    <meta:generator>LibreOffice/3.3$Unix LibreOffice_project/330m19$Build-401</meta:generator>
    <meta:document-statistic meta:table-count="3" meta:cell-count="180" meta:object-count="0"/>
  </office:meta>
</office:document-meta>
</file>